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74in"/>
    </style:style>
    <style:style style:name="co2" style:family="table-column">
      <style:table-column-properties fo:break-before="auto" style:column-width="0.7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FSLabel_withoutGold</text:p>
          </table:table-cell>
          <table:table-cell office:value-type="string">
            <text:p>Goldvalue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3333333333333">
            <text:p>1.8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3333333333333">
            <text:p>1.8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16666666666667">
            <text:p>1.1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1.25">
            <text:p>1.25</text:p>
          </table:table-cell>
          <table:table-cell/>
        </table:table-row>
        <table:table-row table:style-name="ro2">
          <table:table-cell office:value-type="float" office:value="3.25">
            <text:p>3.25</text:p>
          </table:table-cell>
          <table:table-cell/>
        </table:table-row>
        <table:table-row table:style-name="ro2">
          <table:table-cell office:value-type="float" office:value="1.75">
            <text:p>1.75</text:p>
          </table:table-cell>
          <table:table-cell/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0.25">
            <text:p>0.25</text:p>
          </table:table-cell>
          <table:table-cell/>
        </table:table-row>
        <table:table-row table:style-name="ro2"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833333333333333">
            <text:p>0.8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66666666666667">
            <text:p>4.66666666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16666666666667">
            <text:p>1.1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16666666666667">
            <text:p>1.1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/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.8">
            <text:p>3.8</text:p>
          </table:table-cell>
          <table:table-cell/>
        </table:table-row>
        <table:table-row table:style-name="ro2">
          <table:table-cell office:value-type="float" office:value="3.8">
            <text:p>3.8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/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/>
        </table:table-row>
        <table:table-row table:style-name="ro2">
          <table:table-cell office:value-type="float" office:value="2.6">
            <text:p>2.6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/>
        </table:table-row>
        <table:table-row table:style-name="ro2">
          <table:table-cell office:value-type="float" office:value="2.2">
            <text:p>2.2</text:p>
          </table:table-cell>
          <table:table-cell/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3.66666666666667">
            <text:p>3.6666666667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.33333333333333">
            <text:p>3.3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/>
        </table:table-row>
        <table:table-row table:style-name="ro2">
          <table:table-cell office:value-type="float" office:value="1.4">
            <text:p>1.4</text:p>
          </table:table-cell>
          <table:table-cell/>
        </table:table-row>
        <table:table-row table:style-name="ro2">
          <table:table-cell office:value-type="float" office:value="2.6">
            <text:p>2.6</text:p>
          </table:table-cell>
          <table:table-cell/>
        </table:table-row>
        <table:table-row table:style-name="ro2">
          <table:table-cell office:value-type="float" office:value="2.2">
            <text:p>2.2</text:p>
          </table:table-cell>
          <table:table-cell/>
        </table:table-row>
        <table:table-row table:style-name="ro2">
          <table:table-cell office:value-type="float" office:value="1.6">
            <text:p>1.6</text:p>
          </table:table-cell>
          <table:table-cell/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66666666666667">
            <text:p>4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5">
            <text:p>0.5</text:p>
          </table:table-cell>
          <table:table-cell/>
        </table:table-row>
        <table:table-row table:style-name="ro2">
          <table:table-cell office:value-type="float" office:value="2.25">
            <text:p>2.25</text:p>
          </table:table-cell>
          <table:table-cell/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formula="of:=CORREL([.A2:.A1001];[.B2:.B1001])" office:value-type="float" office:value="0.793606190657641">
            <text:p>0.793606190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AFSLabel_withoutGold</text:p>
          </table:table-cell>
          <table:table-cell office:value-type="string">
            <text:p>Goldvalue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3333333333333">
            <text:p>1.8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3333333333333">
            <text:p>1.8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16666666666667">
            <text:p>1.1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833333333333333">
            <text:p>0.8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66666666666667">
            <text:p>4.666666666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16666666666667">
            <text:p>1.1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16666666666667">
            <text:p>1.1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.6">
            <text:p>4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/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4">
            <text:p>3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3.33333333333333">
            <text:p>3.3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.33333333333333">
            <text:p>3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5">
            <text:p>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.66666666666667">
            <text:p>4.666666666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33333333333333">
            <text:p>4.3333333333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33333333333333">
            <text:p>2.333333333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8">
            <text:p>2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5">
            <text:p>5</text:p>
          </table:table-cell>
        </table:table-row>
        <table:table-row table:style-name="ro2">
          <table:table-cell office:value-type="float" office:value="3.6">
            <text:p>3.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333333333333333">
            <text:p>0.333333333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.75">
            <text:p>4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2.75">
            <text:p>2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.6">
            <text:p>2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8">
            <text:p>4.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8">
            <text:p>1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.66666666666667">
            <text:p>2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5">
            <text:p>2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4.5">
            <text:p>4.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25">
            <text:p>3.2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.2">
            <text:p>4.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2.2">
            <text:p>2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.75">
            <text:p>1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.75">
            <text:p>3.75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66666666666667">
            <text:p>3.666666666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33333333333333">
            <text:p>1.333333333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.666666666666667">
            <text:p>0.666666666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.66666666666667">
            <text:p>1.6666666667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.2">
            <text:p>3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.8">
            <text:p>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formula="of:=CORREL([.A2:.A956];[.B2:.B956])" office:value-type="float" office:value="0.793606190657641">
            <text:p>0.7936061907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18:5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a misra</meta:initial-creator>
    <meta:creation-date>2015-03-19T15:57:43</meta:creation-date>
    <dc:date>2015-03-19T18:56:21</dc:date>
    <dc:creator>amita misra</dc:creator>
    <meta:editing-duration>PT1H39M28S</meta:editing-duration>
    <meta:editing-cycles>3</meta:editing-cycles>
    <meta:generator>OpenOffice/4.1.0$Unix OpenOffice.org_project/410m18$Build-9764</meta:generator>
    <meta:document-statistic meta:table-count="3" meta:cell-count="3869" meta:object-count="0"/>
  </office:meta>
</office:document-meta>
</file>